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ultiRefacciones Aragó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 invita a la presentación de la nueva imáge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">Visitanos grandes premios y beneficios te esperan !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8:30:42.623935633</meta:creation-date>
    <dc:date>2023-07-03T18:55:02.001228375</dc:date>
    <meta:editing-duration>PT24M23S</meta:editing-duration>
    <meta:editing-cycles>1</meta:editing-cycles>
    <meta:document-statistic meta:object-count="29"/>
    <meta:generator>LibreOffice/7.5.3.2$Linux_X86_64 LibreOffice_project/50$Build-2</meta:generator>
  </office:meta>
</office:document-meta>
</file>